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loext:padding="0.265cm" loext:border="0.06pt solid #dddddd"/>
    </style:style>
    <style:style style:name="P7"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loext:padding-left="0cm" loext:padding-right="0cm" loext:padding-top="0.265cm" loext:padding-bottom="0.265cm" loext:border-left="none" loext:border-right="none" loext:border-top="0.06pt solid #dddddd" loext:border-bottom="0.06pt solid #dddddd"/>
    </style:style>
    <style:style style:name="P8"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loext:padding="0cm" loext:border="none"/>
    </style:style>
    <style:style style:name="P9" style:family="paragraph" style:parent-style-name="Text_20_body">
      <style:paragraph-properties fo:margin-left="0cm" fo:margin-right="0cm"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10" style:family="paragraph" style:parent-style-name="Text_20_body">
      <style:paragraph-properties fo:margin-left="0cm" fo:margin-right="0cm" fo:text-indent="0cm" style:auto-text-indent="false"/>
      <style:text-properties officeooo:rsid="001071e4" officeooo:paragraph-rsid="001071e4"/>
    </style:style>
    <style:style style:name="P11" style:family="paragraph" style:parent-style-name="Text_20_body">
      <style:paragraph-properties fo:margin-left="0cm" fo:margin-right="0cm" fo:text-indent="0cm" style:auto-text-indent="false"/>
      <style:text-properties officeooo:paragraph-rsid="001071e4"/>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fo:background-color="transparent" loext:char-shading-value="0"/>
    </style:style>
    <style:style style:name="T3" style:family="text">
      <style:text-properties loext:padding="0cm" loext:border="none"/>
    </style:style>
    <style:style style:name="T4" style:family="text">
      <style:text-properties fo:color="#000000" loext:opacity="100%"/>
    </style:style>
    <style:style style:name="T5" style:family="text">
      <style:text-properties fo:color="#ff0000" loext:opacity="100%"/>
    </style:style>
    <style:style style:name="T6" style:family="text">
      <style:text-properties fo:color="#0000cd" loext:opacity="100%"/>
    </style:style>
    <style:style style:name="T7" style:family="text">
      <style:text-properties fo:color="#008000" loext:opacity="100%"/>
    </style:style>
    <style:style style:name="T8" style:family="text">
      <style:text-properties officeooo:rsid="001071e4"/>
    </style:style>
    <style:style style:name="T9" style:family="text">
      <style:text-properties officeooo:rsid="001071e4"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SS flexible responsiv<text:span text:style-name="T8">e</text:span></text:h>
      <text:p text:style-name="Horizontal_20_Line"/>
      <text:h text:style-name="P2" text:outline-level="2">Caja flexible responsiva</text:h>
      <text:p text:style-name="P5">Por ejemplo, si desea crear un diseño de dos columnas para la mayoría de los tamaños de pantalla y un diseño de una columna para tamaños de pantalla pequeños (como teléfonos y tabletas), puede cambiar <text:span text:style-name="Source_20_Text"><text:span text:style-name="T3">flex-direction </text:span></text:span><text:span text:style-name="Source_20_Text"><text:span text:style-name="T9">de </text:span></text:span><text:span text:style-name="Source_20_Text"><text:span text:style-name="T3">row </text:span></text:span><text:span text:style-name="Source_20_Text"><text:span text:style-name="T9">a c</text:span></text:span><text:span text:style-name="Source_20_Text"><text:span text:style-name="T3">olumn</text:span></text:span> <text:span text:style-name="T8">en un </text:span>punto de interrupción específico (800 px en el ejemplo a continuación):</text:p>
      <text:h text:style-name="P3" text:outline-level="3">Ejemplo</text:h>
      <text:p text:style-name="P9">.flex-container <text:span text:style-name="T4">{</text:span><text:span text:style-name="T5"><text:line-break/>  display</text:span><text:span text:style-name="T4">:</text:span><text:span text:style-name="T6"> flex</text:span><text:span text:style-name="T4">;</text:span><text:span text:style-name="T5"><text:line-break/>  flex-direction</text:span><text:span text:style-name="T4">:</text:span><text:span text:style-name="T6"> row</text:span><text:span text:style-name="T4">;</text:span><text:span text:style-name="T5"><text:line-break/></text:span><text:span text:style-name="T4">}</text:span><text:line-break/><text:line-break/><text:span text:style-name="T7">/* Responsive layout - makes a one column layout instead of a two-column layout */</text:span><text:line-break/>@media (max-width: 800px) <text:span text:style-name="T4">{</text:span><text:line-break/>  .flex-container <text:span text:style-name="T4">{</text:span><text:span text:style-name="T5"><text:line-break/>    flex-direction</text:span><text:span text:style-name="T4">:</text:span><text:span text:style-name="T6"> column</text:span><text:span text:style-name="T4">;</text:span><text:span text:style-name="T5"><text:line-break/>  </text:span><text:span text:style-name="T4">}</text:span><text:line-break/><text:span text:style-name="T4">}</text:span></text:p>
      <text:p text:style-name="P10"><text:span text:style-name="T3">Ejemplo completo:</text:span></text:p>
      <text:p text:style-name="P10"><text:span text:style-name="T3">&lt;!DOCTYPE html&gt;</text:span></text:p>
      <text:p text:style-name="P10"><text:span text:style-name="T3">&lt;html&gt;</text:span></text:p>
      <text:p text:style-name="P10"><text:span text:style-name="T3">&lt;head&gt;</text:span></text:p>
      <text:p text:style-name="P10"><text:span text:style-name="T3">&lt;style&gt;</text:span></text:p>
      <text:p text:style-name="P10"><text:span text:style-name="T3">* {</text:span></text:p>
      <text:p text:style-name="P10"><text:span text:style-name="T3"><text:s text:c="2"/>box-sizing: border-box;</text:span></text:p>
      <text:p text:style-name="P10"><text:span text:style-name="T3">}</text:span></text:p>
      <text:p text:style-name="P10"><text:span text:style-name="T3"/></text:p>
      <text:p text:style-name="P10"><text:span text:style-name="T3">.flex-container {</text:span></text:p>
      <text:p text:style-name="P10"><text:span text:style-name="T3"><text:s text:c="2"/>display: flex;</text:span></text:p>
      <text:p text:style-name="P10"><text:span text:style-name="T3"><text:s text:c="2"/>flex-direction: row;</text:span></text:p>
      <text:p text:style-name="P10"><text:span text:style-name="T3"><text:s text:c="2"/>font-size: 30px;</text:span></text:p>
      <text:p text:style-name="P10"><text:span text:style-name="T3"><text:s text:c="2"/>text-align: center;</text:span></text:p>
      <text:p text:style-name="P10"><text:span text:style-name="T3">}</text:span></text:p>
      <text:p text:style-name="P10"><text:soft-page-break/><text:span text:style-name="T3"/></text:p>
      <text:p text:style-name="P10"><text:span text:style-name="T3">.flex-item-left {</text:span></text:p>
      <text:p text:style-name="P10"><text:span text:style-name="T3"><text:s text:c="2"/>background-color: #f1f1f1;</text:span></text:p>
      <text:p text:style-name="P10"><text:span text:style-name="T3"><text:s text:c="2"/>padding: 10px;</text:span></text:p>
      <text:p text:style-name="P10"><text:span text:style-name="T3"><text:s text:c="2"/>flex: 50%;</text:span></text:p>
      <text:p text:style-name="P10"><text:span text:style-name="T3">}</text:span></text:p>
      <text:p text:style-name="P10"><text:span text:style-name="T3"/></text:p>
      <text:p text:style-name="P10"><text:span text:style-name="T3">.flex-item-right {</text:span></text:p>
      <text:p text:style-name="P10"><text:span text:style-name="T3"><text:s text:c="2"/>background-color: dodgerblue;</text:span></text:p>
      <text:p text:style-name="P10"><text:span text:style-name="T3"><text:s text:c="2"/>padding: 10px;</text:span></text:p>
      <text:p text:style-name="P10"><text:span text:style-name="T3"><text:s text:c="2"/>flex: 50%;</text:span></text:p>
      <text:p text:style-name="P10"><text:span text:style-name="T3">}</text:span></text:p>
      <text:p text:style-name="P10"><text:span text:style-name="T3"/></text:p>
      <text:p text:style-name="P10"><text:span text:style-name="T3">/* Responsive layout - makes a one column-layout instead of two-column layout */</text:span></text:p>
      <text:p text:style-name="P10"><text:span text:style-name="T3">@media (max-width: 800px) {</text:span></text:p>
      <text:p text:style-name="P10"><text:span text:style-name="T3"><text:s text:c="2"/>.flex-container {</text:span></text:p>
      <text:p text:style-name="P10"><text:span text:style-name="T3"><text:s text:c="4"/>flex-direction: column;</text:span></text:p>
      <text:p text:style-name="P10"><text:span text:style-name="T3"><text:s text:c="2"/>}</text:span></text:p>
      <text:p text:style-name="P10"><text:span text:style-name="T3">}</text:span></text:p>
      <text:p text:style-name="P10"><text:span text:style-name="T3">&lt;/style&gt;</text:span></text:p>
      <text:p text:style-name="P10"><text:span text:style-name="T3">&lt;/head&gt;</text:span></text:p>
      <text:p text:style-name="P10"><text:span text:style-name="T3">&lt;body&gt;</text:span></text:p>
      <text:p text:style-name="P10"><text:span text:style-name="T3"/></text:p>
      <text:p text:style-name="P10"><text:span text:style-name="T3">&lt;div class="flex-container"&gt;</text:span></text:p>
      <text:p text:style-name="P10"><text:span text:style-name="T3"><text:s text:c="2"/>&lt;div class="flex-item-left"&gt;1&lt;/div&gt;</text:span></text:p>
      <text:p text:style-name="P10"><text:span text:style-name="T3"><text:s text:c="2"/>&lt;div class="flex-item-right"&gt;2&lt;/div&gt;</text:span></text:p>
      <text:p text:style-name="P10"><text:span text:style-name="T3">&lt;/div&gt;</text:span></text:p>
      <text:p text:style-name="P10"><text:span text:style-name="T3"/></text:p>
      <text:p text:style-name="P10"><text:span text:style-name="T3">&lt;/body&gt;</text:span></text:p>
      <text:p text:style-name="P10"><text:span text:style-name="T3">&lt;/html&gt;</text:span></text:p>
      <text:p text:style-name="P10"><text:span text:style-name="T3"/></text:p>
      <text:p text:style-name="P5"><text:soft-page-break/>Otra forma es cambiar el porcentaje de la propiedad <text:span text:style-name="Source_20_Text"><text:span text:style-name="T3">flex</text:span></text:span> de los elementos flexibles para crear diferentes diseños para diferentes tamaños de pantalla. Tenga en cuenta que también tenemos que incluir <text:span text:style-name="Source_20_Text"><text:span text:style-name="T3">flex-wrap: wrap; </text:span></text:span>en el contenedor flexible para que este ejemplo funcione:</text:p>
      <text:h text:style-name="P3" text:outline-level="3">Ejemplo</text:h>
      <text:p text:style-name="P9">.flex-container <text:span text:style-name="T4">{</text:span><text:span text:style-name="T5"><text:line-break/>  display</text:span><text:span text:style-name="T4">:</text:span><text:span text:style-name="T6"> flex</text:span><text:span text:style-name="T4">;</text:span><text:span text:style-name="T5"><text:line-break/>  flex-wrap</text:span><text:span text:style-name="T4">:</text:span><text:span text:style-name="T6"> wrap</text:span><text:span text:style-name="T4">;</text:span><text:span text:style-name="T5"><text:line-break/></text:span><text:span text:style-name="T4">}</text:span><text:line-break/><text:line-break/>.flex-item-left <text:span text:style-name="T4">{</text:span><text:span text:style-name="T5"><text:line-break/>  flex</text:span><text:span text:style-name="T4">:</text:span><text:span text:style-name="T6"> 50%</text:span><text:span text:style-name="T4">;</text:span><text:span text:style-name="T5"><text:line-break/></text:span><text:span text:style-name="T4">}</text:span><text:line-break/><text:line-break/>.flex-item-right <text:span text:style-name="T4">{</text:span><text:span text:style-name="T5"><text:line-break/>  flex</text:span><text:span text:style-name="T4">:</text:span><text:span text:style-name="T6"> 50%</text:span><text:span text:style-name="T4">;</text:span><text:span text:style-name="T5"><text:line-break/></text:span><text:span text:style-name="T4">}</text:span><text:line-break/><text:line-break/><text:span text:style-name="T7">/* Responsive layout - makes a one column layout instead of a two-column layout */</text:span><text:line-break/>@media (max-width: 800px) <text:span text:style-name="T4">{</text:span><text:line-break/>  .flex-item-right, .flex-item-left <text:span text:style-name="T4">{</text:span><text:span text:style-name="T5"><text:line-break/>    flex</text:span><text:span text:style-name="T4">:</text:span><text:span text:style-name="T6"> 100%</text:span><text:span text:style-name="T4">;</text:span><text:span text:style-name="T5"><text:line-break/>  </text:span><text:span text:style-name="T4">}</text:span><text:line-break/><text:span text:style-name="T4">}</text:span></text:p>
      <text:p text:style-name="P11"><text:span text:style-name="T9">Ejemplo:</text:span></text:p>
      <text:p text:style-name="P11"><text:span text:style-name="T9">&lt;!DOCTYPE html&gt;</text:span></text:p>
      <text:p text:style-name="P11"><text:span text:style-name="T9">&lt;html&gt;</text:span></text:p>
      <text:p text:style-name="P11"><text:span text:style-name="T9">&lt;head&gt;</text:span></text:p>
      <text:p text:style-name="P11"><text:span text:style-name="T9">&lt;style&gt;</text:span></text:p>
      <text:p text:style-name="P11"><text:span text:style-name="T9">* {</text:span></text:p>
      <text:p text:style-name="P11"><text:span text:style-name="T9"><text:s text:c="2"/>box-sizing: border-box;</text:span></text:p>
      <text:p text:style-name="P11"><text:span text:style-name="T9">}</text:span></text:p>
      <text:p text:style-name="P11"><text:span text:style-name="T9"/></text:p>
      <text:p text:style-name="P11"><text:span text:style-name="T9">.flex-container {</text:span></text:p>
      <text:p text:style-name="P11"><text:span text:style-name="T9"><text:s text:c="2"/>display: flex;</text:span></text:p>
      <text:p text:style-name="P11"><text:span text:style-name="T9"><text:s text:c="2"/>flex-wrap: wrap;</text:span></text:p>
      <text:p text:style-name="P11"><text:span text:style-name="T9"><text:s text:c="2"/>font-size: 30px;</text:span></text:p>
      <text:p text:style-name="P11"><text:span text:style-name="T9"><text:s text:c="2"/>text-align: center;</text:span></text:p>
      <text:p text:style-name="P11"><text:soft-page-break/><text:span text:style-name="T9">}</text:span></text:p>
      <text:p text:style-name="P11"><text:span text:style-name="T9"/></text:p>
      <text:p text:style-name="P11"><text:span text:style-name="T9">.flex-item-left {</text:span></text:p>
      <text:p text:style-name="P11"><text:span text:style-name="T9"><text:s text:c="2"/>background-color: #f1f1f1;</text:span></text:p>
      <text:p text:style-name="P11"><text:span text:style-name="T9"><text:s text:c="2"/>padding: 10px;</text:span></text:p>
      <text:p text:style-name="P11"><text:span text:style-name="T9"><text:s text:c="2"/>flex: 50%;</text:span></text:p>
      <text:p text:style-name="P11"><text:span text:style-name="T9">}</text:span></text:p>
      <text:p text:style-name="P11"><text:span text:style-name="T9"/></text:p>
      <text:p text:style-name="P11"><text:span text:style-name="T9">.flex-item-right {</text:span></text:p>
      <text:p text:style-name="P11"><text:span text:style-name="T9"><text:s text:c="2"/>background-color: dodgerblue;</text:span></text:p>
      <text:p text:style-name="P11"><text:span text:style-name="T9"><text:s text:c="2"/>padding: 10px;</text:span></text:p>
      <text:p text:style-name="P11"><text:span text:style-name="T9"><text:s text:c="2"/>flex: 50%;</text:span></text:p>
      <text:p text:style-name="P11"><text:span text:style-name="T9">}</text:span></text:p>
      <text:p text:style-name="P11"><text:span text:style-name="T9"/></text:p>
      <text:p text:style-name="P11"><text:span text:style-name="T9">/* Responsive layout - makes a one column-layout instead of a two-column layout */</text:span></text:p>
      <text:p text:style-name="P11"><text:span text:style-name="T9">@media (max-width: 800px) {</text:span></text:p>
      <text:p text:style-name="P11"><text:span text:style-name="T9"><text:s text:c="2"/>.flex-item-right, .flex-item-left {</text:span></text:p>
      <text:p text:style-name="P11"><text:span text:style-name="T9"><text:s text:c="4"/>flex: 100%;</text:span></text:p>
      <text:p text:style-name="P11"><text:span text:style-name="T9"><text:s text:c="2"/>}</text:span></text:p>
      <text:p text:style-name="P11"><text:span text:style-name="T9">}</text:span></text:p>
      <text:p text:style-name="P11"><text:span text:style-name="T9">&lt;/style&gt;</text:span></text:p>
      <text:p text:style-name="P11"><text:span text:style-name="T9">&lt;/head&gt;</text:span></text:p>
      <text:p text:style-name="P11"><text:span text:style-name="T9">&lt;body&gt;</text:span></text:p>
      <text:p text:style-name="P11"><text:span text:style-name="T9"/></text:p>
      <text:p text:style-name="P11"><text:span text:style-name="T9"/></text:p>
      <text:p text:style-name="P11"><text:span text:style-name="T9">&lt;div class="flex-container"&gt;</text:span></text:p>
      <text:p text:style-name="P11"><text:span text:style-name="T9"><text:s text:c="2"/>&lt;div class="flex-item-left"&gt;1&lt;/div&gt;</text:span></text:p>
      <text:p text:style-name="P11"><text:span text:style-name="T9"><text:s text:c="2"/>&lt;div class="flex-item-right"&gt;2&lt;/div&gt;</text:span></text:p>
      <text:p text:style-name="P11"><text:span text:style-name="T9">&lt;/div&gt;</text:span></text:p>
      <text:p text:style-name="P11"><text:span text:style-name="T9"/></text:p>
      <text:p text:style-name="P11"><text:span text:style-name="T9">&lt;/body&gt;</text:span></text:p>
      <text:p text:style-name="P11"><text:span text:style-name="T9">&lt;/html&gt;</text:span></text:p>
      <text:p text:style-name="Horizontal_20_Line"><text:soft-page-break/></text:p>
      <text:h text:style-name="P2" text:outline-level="2">Galería de imágenes responsiva usando Flexbox</text:h>
      <text:p text:style-name="P5">Utilice flexbox para crear una galería de imágenes responsiva que varía entre cuatro, dos o imágenes de ancho completo, según el tamaño de la pantalla:</text:p>
      <text:p text:style-name="P5">&lt;!DOCTYPE html&gt;</text:p>
      <text:p text:style-name="P5">&lt;html&gt;</text:p>
      <text:p text:style-name="P5">&lt;style&gt;</text:p>
      <text:p text:style-name="P5">* {</text:p>
      <text:p text:style-name="P5"><text:s text:c="2"/>box-sizing: border-box;</text:p>
      <text:p text:style-name="P5">}</text:p>
      <text:p text:style-name="P5"/>
      <text:p text:style-name="P5">body {</text:p>
      <text:p text:style-name="P5"><text:s text:c="2"/>margin: 0;</text:p>
      <text:p text:style-name="P5"><text:s text:c="2"/>font-family: Arial;</text:p>
      <text:p text:style-name="P5">}</text:p>
      <text:p text:style-name="P5"/>
      <text:p text:style-name="P5">.header {</text:p>
      <text:p text:style-name="P5"><text:s text:c="2"/>text-align: center;</text:p>
      <text:p text:style-name="P5"><text:s text:c="2"/>padding: 32px;</text:p>
      <text:p text:style-name="P5">}</text:p>
      <text:p text:style-name="P5"/>
      <text:p text:style-name="P5">.row {</text:p>
      <text:p text:style-name="P5"><text:s text:c="2"/>display: flex;</text:p>
      <text:p text:style-name="P5"><text:s text:c="2"/>flex-wrap: wrap;</text:p>
      <text:p text:style-name="P5"><text:s text:c="2"/>padding: 0 4px;</text:p>
      <text:p text:style-name="P5">}</text:p>
      <text:p text:style-name="P5"/>
      <text:p text:style-name="P5">/* Create four equal columns that sits next to each other */</text:p>
      <text:p text:style-name="P5">.column {</text:p>
      <text:p text:style-name="P5"><text:s text:c="2"/>flex: 25%;</text:p>
      <text:p text:style-name="P5"><text:s text:c="2"/>max-width: 25%;</text:p>
      <text:p text:style-name="P5"><text:s text:c="2"/>padding: 0 4px;</text:p>
      <text:p text:style-name="P5"><text:soft-page-break/>}</text:p>
      <text:p text:style-name="P5"/>
      <text:p text:style-name="P5">.column img {</text:p>
      <text:p text:style-name="P5"><text:s text:c="2"/>margin-top: 8px;</text:p>
      <text:p text:style-name="P5"><text:s text:c="2"/>vertical-align: middle;</text:p>
      <text:p text:style-name="P5">}</text:p>
      <text:p text:style-name="P5"/>
      <text:p text:style-name="P5">/* Responsive layout - makes a two column-layout instead of four columns */</text:p>
      <text:p text:style-name="P5">@media (max-width: 800px) {</text:p>
      <text:p text:style-name="P5"><text:s text:c="2"/>.column {</text:p>
      <text:p text:style-name="P5"><text:s text:c="4"/>flex: 50%;</text:p>
      <text:p text:style-name="P5"><text:s text:c="4"/>max-width: 50%;</text:p>
      <text:p text:style-name="P5"><text:s text:c="2"/>}</text:p>
      <text:p text:style-name="P5">}</text:p>
      <text:p text:style-name="P5"/>
      <text:p text:style-name="P5">/* Responsive layout - makes the two columns stack on top of each other instead of next to each other */</text:p>
      <text:p text:style-name="P5">@media (max-width: 600px) {</text:p>
      <text:p text:style-name="P5"><text:s text:c="2"/>.column {</text:p>
      <text:p text:style-name="P5"><text:s text:c="4"/>flex: 100%;</text:p>
      <text:p text:style-name="P5"><text:s text:c="4"/>max-width: 100%;</text:p>
      <text:p text:style-name="P5"><text:s text:c="2"/>}</text:p>
      <text:p text:style-name="P5">}</text:p>
      <text:p text:style-name="P5">&lt;/style&gt;</text:p>
      <text:p text:style-name="P5">&lt;body&gt;</text:p>
      <text:p text:style-name="P5"/>
      <text:p text:style-name="P5">&lt;!-- Header --&gt;</text:p>
      <text:p text:style-name="P5">&lt;div class="header"&gt;</text:p>
      <text:p text:style-name="P5"><text:s text:c="2"/>&lt;h1&gt;Responsive Image Gallery&lt;/h1&gt;</text:p>
      <text:p text:style-name="P5"><text:s text:c="2"/>&lt;p&gt;Resize the browser window to see the responsive effect.&lt;/p&gt;</text:p>
      <text:p text:style-name="P5">&lt;/div&gt;</text:p>
      <text:p text:style-name="P5"/>
      <text:p text:style-name="P5"><text:soft-page-break/>&lt;!-- Photo Grid --&gt;</text:p>
      <text:p text:style-name="P5">&lt;div class="row"&gt; </text:p>
      <text:p text:style-name="P5"><text:s text:c="2"/>&lt;div class="column"&gt;</text:p>
      <text:p text:style-name="P5"><text:s text:c="4"/>&lt;img src="/w3images/wedding.jpg" style="width:100%"&gt;</text:p>
      <text:p text:style-name="P5"><text:s text:c="4"/>&lt;img src="/w3images/rocks.jpg" style="width:100%"&gt;</text:p>
      <text:p text:style-name="P5"><text:s text:c="4"/>&lt;img src="/w3images/falls2.jpg" style="width:100%"&gt;</text:p>
      <text:p text:style-name="P5"><text:s text:c="4"/>&lt;img src="/w3images/paris.jpg" style="width:100%"&gt;</text:p>
      <text:p text:style-name="P5"><text:s text:c="4"/>&lt;img src="/w3images/nature.jpg" style="width:100%"&gt;</text:p>
      <text:p text:style-name="P5"><text:s text:c="4"/>&lt;img src="/w3images/mist.jpg" style="width:100%"&gt;</text:p>
      <text:p text:style-name="P5"><text:s text:c="4"/>&lt;img src="/w3images/paris.jpg" style="width:100%"&gt;</text:p>
      <text:p text:style-name="P5"><text:s text:c="2"/>&lt;/div&gt;</text:p>
      <text:p text:style-name="P5"><text:s text:c="2"/></text:p>
      <text:p text:style-name="P5"><text:s text:c="2"/>&lt;div class="column"&gt;</text:p>
      <text:p text:style-name="P5"><text:s text:c="4"/>&lt;img src="/w3images/underwater.jpg" style="width:100%"&gt;</text:p>
      <text:p text:style-name="P5"><text:s text:c="4"/>&lt;img src="/w3images/ocean.jpg" style="width:100%"&gt;</text:p>
      <text:p text:style-name="P5"><text:s text:c="4"/>&lt;img src="/w3images/wedding.jpg" style="width:100%"&gt;</text:p>
      <text:p text:style-name="P5"><text:s text:c="4"/>&lt;img src="/w3images/mountainskies.jpg" style="width:100%"&gt;</text:p>
      <text:p text:style-name="P5"><text:s text:c="4"/>&lt;img src="/w3images/rocks.jpg" style="width:100%"&gt;</text:p>
      <text:p text:style-name="P5"><text:s text:c="4"/>&lt;img src="/w3images/underwater.jpg" style="width:100%"&gt;</text:p>
      <text:p text:style-name="P5"><text:s text:c="2"/>&lt;/div&gt; </text:p>
      <text:p text:style-name="P5"><text:s text:c="3"/></text:p>
      <text:p text:style-name="P5"><text:s text:c="2"/>&lt;div class="column"&gt;</text:p>
      <text:p text:style-name="P5"><text:s text:c="4"/>&lt;img src="/w3images/wedding.jpg" style="width:100%"&gt;</text:p>
      <text:p text:style-name="P5"><text:s text:c="4"/>&lt;img src="/w3images/rocks.jpg" style="width:100%"&gt;</text:p>
      <text:p text:style-name="P5"><text:s text:c="4"/>&lt;img src="/w3images/falls2.jpg" style="width:100%"&gt;</text:p>
      <text:p text:style-name="P5"><text:s text:c="4"/>&lt;img src="/w3images/paris.jpg" style="width:100%"&gt;</text:p>
      <text:p text:style-name="P5"><text:s text:c="4"/>&lt;img src="/w3images/nature.jpg" style="width:100%"&gt;</text:p>
      <text:p text:style-name="P5"><text:s text:c="4"/>&lt;img src="/w3images/mist.jpg" style="width:100%"&gt;</text:p>
      <text:p text:style-name="P5"><text:s text:c="4"/>&lt;img src="/w3images/paris.jpg" style="width:100%"&gt;</text:p>
      <text:p text:style-name="P5"><text:s text:c="2"/>&lt;/div&gt;</text:p>
      <text:p text:style-name="P5"><text:s text:c="2"/></text:p>
      <text:p text:style-name="P5"><text:s text:c="2"/>&lt;div class="column"&gt;</text:p>
      <text:p text:style-name="P5"><text:soft-page-break/><text:s text:c="4"/>&lt;img src="/w3images/underwater.jpg" style="width:100%"&gt;</text:p>
      <text:p text:style-name="P5"><text:s text:c="4"/>&lt;img src="/w3images/ocean.jpg" style="width:100%"&gt;</text:p>
      <text:p text:style-name="P5"><text:s text:c="4"/>&lt;img src="/w3images/wedding.jpg" style="width:100%"&gt;</text:p>
      <text:p text:style-name="P5"><text:s text:c="4"/>&lt;img src="/w3images/mountainskies.jpg" style="width:100%"&gt;</text:p>
      <text:p text:style-name="P5"><text:s text:c="4"/>&lt;img src="/w3images/rocks.jpg" style="width:100%"&gt;</text:p>
      <text:p text:style-name="P5"><text:s text:c="4"/>&lt;img src="/w3images/underwater.jpg" style="width:100%"&gt;</text:p>
      <text:p text:style-name="P5"><text:s text:c="2"/>&lt;/div&gt;</text:p>
      <text:p text:style-name="P5">&lt;/div&gt;</text:p>
      <text:p text:style-name="P5"/>
      <text:p text:style-name="P5">&lt;/body&gt;</text:p>
      <text:p text:style-name="P5">&lt;/html&gt;</text:p>
      <text:p text:style-name="Horizontal_20_Line"/>
      <text:h text:style-name="P2" text:outline-level="2">Sitio web responsivo usando Flexbox</text:h>
      <text:p text:style-name="P5">Utilice flexbox para crear un sitio web responsivo, que contenga una barra de navegación flexible y contenido flexible:</text:p>
      <text:p text:style-name="P10">Ejemplo completo:</text:p>
      <text:p text:style-name="P10">&lt;!DOCTYPE html&gt;</text:p>
      <text:p text:style-name="P10">&lt;html&gt;</text:p>
      <text:p text:style-name="P10">&lt;head&gt;</text:p>
      <text:p text:style-name="P10">&lt;title&gt;Page Title&lt;/title&gt;</text:p>
      <text:p text:style-name="P10">&lt;meta charset="UTF-8"&gt;</text:p>
      <text:p text:style-name="P10">&lt;meta name="viewport" content="width=device-width, initial-scale=1"&gt;</text:p>
      <text:p text:style-name="P10">&lt;style&gt;</text:p>
      <text:p text:style-name="P10">* {</text:p>
      <text:p text:style-name="P10"><text:s text:c="2"/>box-sizing: border-box;</text:p>
      <text:p text:style-name="P10">}</text:p>
      <text:p text:style-name="P10"/>
      <text:p text:style-name="P10">/* Style the body */</text:p>
      <text:p text:style-name="P10">body {</text:p>
      <text:p text:style-name="P10"><text:s text:c="2"/>font-family: Arial;</text:p>
      <text:p text:style-name="P10"><text:s text:c="2"/>margin: 0;</text:p>
      <text:p text:style-name="P10">}</text:p>
      <text:p text:style-name="P10"><text:soft-page-break/></text:p>
      <text:p text:style-name="P10">/* Header/logo Title */</text:p>
      <text:p text:style-name="P10">.header {</text:p>
      <text:p text:style-name="P10"><text:s text:c="2"/>padding: 60px;</text:p>
      <text:p text:style-name="P10"><text:s text:c="2"/>text-align: center;</text:p>
      <text:p text:style-name="P10"><text:s text:c="2"/>background: #1abc9c;</text:p>
      <text:p text:style-name="P10"><text:s text:c="2"/>color: white;</text:p>
      <text:p text:style-name="P10">}</text:p>
      <text:p text:style-name="P10"/>
      <text:p text:style-name="P10">/* Style the top navigation bar */</text:p>
      <text:p text:style-name="P10">.navbar {</text:p>
      <text:p text:style-name="P10"><text:s text:c="2"/>display: flex;</text:p>
      <text:p text:style-name="P10"><text:s text:c="2"/>background-color: #333;</text:p>
      <text:p text:style-name="P10">}</text:p>
      <text:p text:style-name="P10"/>
      <text:p text:style-name="P10">/* Style the navigation bar links */</text:p>
      <text:p text:style-name="P10">.navbar a {</text:p>
      <text:p text:style-name="P10"><text:s text:c="2"/>color: white;</text:p>
      <text:p text:style-name="P10"><text:s text:c="2"/>padding: 14px 20px;</text:p>
      <text:p text:style-name="P10"><text:s text:c="2"/>text-decoration: none;</text:p>
      <text:p text:style-name="P10"><text:s text:c="2"/>text-align: center;</text:p>
      <text:p text:style-name="P10">}</text:p>
      <text:p text:style-name="P10"/>
      <text:p text:style-name="P10">/* Change color on hover */</text:p>
      <text:p text:style-name="P10">.navbar a:hover {</text:p>
      <text:p text:style-name="P10"><text:s text:c="2"/>background-color: #ddd;</text:p>
      <text:p text:style-name="P10"><text:s text:c="2"/>color: black;</text:p>
      <text:p text:style-name="P10">}</text:p>
      <text:p text:style-name="P10"/>
      <text:p text:style-name="P10">/* Column container */</text:p>
      <text:p text:style-name="P10">.row { <text:s/></text:p>
      <text:p text:style-name="P10"><text:s text:c="2"/>display: flex;</text:p>
      <text:p text:style-name="P10"><text:soft-page-break/><text:s text:c="2"/>flex-wrap: wrap;</text:p>
      <text:p text:style-name="P10">}</text:p>
      <text:p text:style-name="P10"/>
      <text:p text:style-name="P10">/* Create two unequal columns that sits next to each other */</text:p>
      <text:p text:style-name="P10">/* Sidebar/left column */</text:p>
      <text:p text:style-name="P10">.side {</text:p>
      <text:p text:style-name="P10"><text:s text:c="2"/>flex: 30%;</text:p>
      <text:p text:style-name="P10"><text:s text:c="2"/>background-color: #f1f1f1;</text:p>
      <text:p text:style-name="P10"><text:s text:c="2"/>padding: 20px;</text:p>
      <text:p text:style-name="P10">}</text:p>
      <text:p text:style-name="P10"/>
      <text:p text:style-name="P10">/* Main column */</text:p>
      <text:p text:style-name="P10">.main {</text:p>
      <text:p text:style-name="P10"><text:s text:c="2"/>flex: 70%;</text:p>
      <text:p text:style-name="P10"><text:s text:c="2"/>background-color: white;</text:p>
      <text:p text:style-name="P10"><text:s text:c="2"/>padding: 20px;</text:p>
      <text:p text:style-name="P10">}</text:p>
      <text:p text:style-name="P10"/>
      <text:p text:style-name="P10">/* Fake image, just for this example */</text:p>
      <text:p text:style-name="P10">.fakeimg {</text:p>
      <text:p text:style-name="P10"><text:s text:c="2"/>background-color: #aaa;</text:p>
      <text:p text:style-name="P10"><text:s text:c="2"/>width: 100%;</text:p>
      <text:p text:style-name="P10"><text:s text:c="2"/>padding: 20px;</text:p>
      <text:p text:style-name="P10">}</text:p>
      <text:p text:style-name="P10"/>
      <text:p text:style-name="P10">/* Footer */</text:p>
      <text:p text:style-name="P10">.footer {</text:p>
      <text:p text:style-name="P10"><text:s text:c="2"/>padding: 20px;</text:p>
      <text:p text:style-name="P10"><text:s text:c="2"/>text-align: center;</text:p>
      <text:p text:style-name="P10"><text:s text:c="2"/>background: #ddd;</text:p>
      <text:p text:style-name="P10">}</text:p>
      <text:p text:style-name="P10"/>
      <text:p text:style-name="P10"><text:soft-page-break/>/* Responsive layout - when the screen is less than 700px wide, make the two columns stack on top of each other instead of next to each other */</text:p>
      <text:p text:style-name="P10">@media screen and (max-width: 700px) {</text:p>
      <text:p text:style-name="P10"><text:s text:c="2"/>.row, .navbar { <text:s text:c="2"/></text:p>
      <text:p text:style-name="P10"><text:s text:c="4"/>flex-direction: column;</text:p>
      <text:p text:style-name="P10"><text:s text:c="2"/>}</text:p>
      <text:p text:style-name="P10">}</text:p>
      <text:p text:style-name="P10">&lt;/style&gt;</text:p>
      <text:p text:style-name="P10">&lt;/head&gt;</text:p>
      <text:p text:style-name="P10">&lt;body&gt;</text:p>
      <text:p text:style-name="P10"/>
      <text:p text:style-name="P10">&lt;!-- Note --&gt;</text:p>
      <text:p text:style-name="P10">&lt;div style="background:yellow;padding:5px"&gt;</text:p>
      <text:p text:style-name="P10"><text:s text:c="2"/>&lt;h4 style="text-align:center"&gt;Resize the browser window to see the responsive effect.&lt;/h4&gt;</text:p>
      <text:p text:style-name="P10">&lt;/div&gt;</text:p>
      <text:p text:style-name="P10"/>
      <text:p text:style-name="P10">&lt;!-- Header --&gt;</text:p>
      <text:p text:style-name="P10">&lt;div class="header"&gt;</text:p>
      <text:p text:style-name="P10"><text:s text:c="2"/>&lt;h1&gt;My Website&lt;/h1&gt;</text:p>
      <text:p text:style-name="P10"><text:s text:c="2"/>&lt;p&gt;With a &lt;b&gt;flexible&lt;/b&gt; layout.&lt;/p&gt;</text:p>
      <text:p text:style-name="P10">&lt;/div&gt;</text:p>
      <text:p text:style-name="P10"/>
      <text:p text:style-name="P10">&lt;!-- Navigation Bar --&gt;</text:p>
      <text:p text:style-name="P10">&lt;div class="navbar"&gt;</text:p>
      <text:p text:style-name="P10"><text:s text:c="2"/>&lt;a href="#"&gt;Link&lt;/a&gt;</text:p>
      <text:p text:style-name="P10"><text:s text:c="2"/>&lt;a href="#"&gt;Link&lt;/a&gt;</text:p>
      <text:p text:style-name="P10"><text:s text:c="2"/>&lt;a href="#"&gt;Link&lt;/a&gt;</text:p>
      <text:p text:style-name="P10"><text:s text:c="2"/>&lt;a href="#"&gt;Link&lt;/a&gt;</text:p>
      <text:p text:style-name="P10">&lt;/div&gt;</text:p>
      <text:p text:style-name="P10"/>
      <text:p text:style-name="P10">&lt;!-- The flexible grid (content) --&gt;</text:p>
      <text:p text:style-name="P10">&lt;div class="row"&gt;</text:p>
      <text:p text:style-name="P10"><text:soft-page-break/><text:s text:c="2"/>&lt;div class="side"&gt;</text:p>
      <text:p text:style-name="P10"><text:s text:c="4"/>&lt;h2&gt;About Me&lt;/h2&gt;</text:p>
      <text:p text:style-name="P10"><text:s text:c="4"/>&lt;h5&gt;Photo of me:&lt;/h5&gt;</text:p>
      <text:p text:style-name="P10"><text:s text:c="4"/>&lt;div class="fakeimg" style="height:200px;"&gt;Image&lt;/div&gt;</text:p>
      <text:p text:style-name="P10"><text:s text:c="4"/>&lt;p&gt;Some text about me in culpa qui officia deserunt mollit anim..&lt;/p&gt;</text:p>
      <text:p text:style-name="P10"><text:s text:c="4"/>&lt;h3&gt;More Text&lt;/h3&gt;</text:p>
      <text:p text:style-name="P10"><text:s text:c="4"/>&lt;p&gt;Lorem ipsum dolor sit ame.&lt;/p&gt;</text:p>
      <text:p text:style-name="P10"><text:s text:c="4"/>&lt;div class="fakeimg" style="height:60px;"&gt;Image&lt;/div&gt;&lt;br&gt;</text:p>
      <text:p text:style-name="P10"><text:s text:c="4"/>&lt;div class="fakeimg" style="height:60px;"&gt;Image&lt;/div&gt;&lt;br&gt;</text:p>
      <text:p text:style-name="P10"><text:s text:c="4"/>&lt;div class="fakeimg" style="height:60px;"&gt;Image&lt;/div&gt;</text:p>
      <text:p text:style-name="P10"><text:s text:c="2"/>&lt;/div&gt;</text:p>
      <text:p text:style-name="P10"><text:s text:c="2"/>&lt;div class="main"&gt;</text:p>
      <text:p text:style-name="P10"><text:s text:c="4"/>&lt;h2&gt;TITLE HEADING&lt;/h2&gt;</text:p>
      <text:p text:style-name="P10"><text:s text:c="4"/>&lt;h5&gt;Title description, Dec 7, 2017&lt;/h5&gt;</text:p>
      <text:p text:style-name="P10"><text:s text:c="4"/>&lt;div class="fakeimg" style="height:200px;"&gt;Image&lt;/div&gt;</text:p>
      <text:p text:style-name="P10"><text:s text:c="4"/>&lt;p&gt;Some text..&lt;/p&gt;</text:p>
      <text:p text:style-name="P10"><text:s text:c="4"/>&lt;p&gt;Sunt in culpa qui officia deserunt mollit anim id est laborum consectetur adipiscing elit, sed do eiusmod tempor incididunt ut labore et dolore magna aliqua. Ut enim ad minim veniam, quis nostrud exercitation ullamco.&lt;/p&gt;</text:p>
      <text:p text:style-name="P10"><text:s text:c="4"/>&lt;br&gt;</text:p>
      <text:p text:style-name="P10"><text:s text:c="4"/>&lt;h2&gt;TITLE HEADING&lt;/h2&gt;</text:p>
      <text:p text:style-name="P10"><text:s text:c="4"/>&lt;h5&gt;Title description, Sep 2, 2017&lt;/h5&gt;</text:p>
      <text:p text:style-name="P10"><text:s text:c="4"/>&lt;div class="fakeimg" style="height:200px;"&gt;Image&lt;/div&gt;</text:p>
      <text:p text:style-name="P10"><text:s text:c="4"/>&lt;p&gt;Some text..&lt;/p&gt;</text:p>
      <text:p text:style-name="P10"><text:s text:c="4"/>&lt;p&gt;Sunt in culpa qui officia deserunt mollit anim id est laborum consectetur adipiscing elit, sed do eiusmod tempor incididunt ut labore et dolore magna aliqua. Ut enim ad minim veniam, quis nostrud exercitation ullamco.&lt;/p&gt;</text:p>
      <text:p text:style-name="P10"><text:s text:c="2"/>&lt;/div&gt;</text:p>
      <text:p text:style-name="P10">&lt;/div&gt;</text:p>
      <text:p text:style-name="P10"/>
      <text:p text:style-name="P10">&lt;!-- Footer --&gt;</text:p>
      <text:p text:style-name="P10">&lt;div class="footer"&gt;</text:p>
      <text:p text:style-name="P10"><text:s text:c="2"/>&lt;h2&gt;Footer&lt;/h2&gt;</text:p>
      <text:p text:style-name="P10"><text:soft-page-break/>&lt;/div&gt;</text:p>
      <text:p text:style-name="P10"/>
      <text:p text:style-name="P10">&lt;/body&gt;</text:p>
      <text:p text:style-name="P10">&lt;/html&gt;</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5T18:18:47.875000000</meta:creation-date>
    <dc:date>2024-03-15T18:24:06.570000000</dc:date>
    <meta:editing-duration>PT5M19S</meta:editing-duration>
    <meta:editing-cycles>1</meta:editing-cycles>
    <meta:document-statistic meta:table-count="0" meta:image-count="0" meta:object-count="0" meta:page-count="13" meta:paragraph-count="310" meta:word-count="1045" meta:character-count="8408" meta:non-whitespace-character-count="7219"/>
    <meta:generator>LibreOffice/7.6.0.3$Windows_X86_64 LibreOffice_project/69edd8b8ebc41d00b4de3915dc82f8f0fc3b6265</meta:generator>
  </office:meta>
</office:document-meta>
</file>